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dc2300" fo:font-size="60pt" style:font-size-asian="60pt" style:font-size-complex="60pt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dc2300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 love MiniTest::Unit</text:p>
          </draw:text-box>
        </draw:frame>
        <draw:frame presentation:style-name="pr2" draw:layer="layout" svg:width="25.199cm" svg:height="12.178cm" svg:x="1.4cm" svg:y="4.914cm" presentation:class="subtitle">
          <draw:text-box>
            <text:p>Keep it simple</text:p>
            <text:p>Keep it Ruby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nimal dependency</text:p>
          </draw:text-box>
        </draw:frame>
        <draw:frame presentation:style-name="pr4" draw:layer="layout" svg:width="25.199cm" svg:height="12.178cm" svg:x="1.4cm" svg:y="4.914cm" presentation:class="outline">
          <draw:text-box>
            <text:p/>
            <text:p text:style-name="P1">MiniTest is part of the standard library</text:p>
            <text:p text:style-name="P1"/>
            <text:p text:style-name="P1">require 'minitest/autorun'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rul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Test classes should:</text:p>
                <text:list>
                  <text:list-item>
                    <text:p>Have a name ending 'Test'. For example 'MyTest'</text:p>
                  </text:list-item>
                  <text:list-item>
                    <text:p>Inherit from MiniTest::Unit::TestCase</text:p>
                  </text:list-item>
                </text:list>
              </text:list-item>
              <text:list-item>
                <text:p>Each test method:</text:p>
                <text:list>
                  <text:list-item>
                    <text:p><text:span text:style-name="T1">Must</text:span> have a name starting with 'test_'</text:p>
                  </text:list-item>
                  <text:list-item>
                    <text:p>Contain (at least) one asser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cial method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setup : <text:s text:c="7"/>run before each test method</text:p>
              </text:list-item>
              <text:list-item>
                <text:p>teardown : <text:s/>run after each test meth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er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Equality: </text:p>
                <text:list>
                  <text:list-item>
                    <text:p>assert_equal 'foo', bar</text:p>
                  </text:list-item>
                </text:list>
              </text:list-item>
              <text:list-item>
                <text:p>Exceptions: </text:p>
                <text:list>
                  <text:list-item>
                    <text:p>assert_raise SomeError { some_method }</text:p>
                  </text:list-item>
                </text:list>
              </text:list-item>
              <text:list-item>
                <text:p>Many others:</text:p>
                <text:list>
                  <text:list-item>
                    <text:p><text:span text:style-name="T2"><text:a xlink:href="http://ruby-doc.org/stdlib-1.9.3/libdoc/minitest/unit/rdoc/index.html" xlink:type="simple">http://ruby-doc.org/stdlib-1.9.3/libdoc/minitest/unit/rdoc/index.html</text:a></text:span></text:p>
                  </text:list-item>
                </text:list>
              </text:list-item>
              <text:list-item>
                <text:p>More in Rails</text:p>
                <text:list>
                  <text:list-item>
                    <text:p>Search <text:a xlink:href="http://api.rubyonrails.org/" xlink:type="simple">http://api.rubyonrails.org/</text:a> <text:s/>for 'assert_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Minitest is a small library</text:p>
              </text:list-item>
              <text:list-item>
                <text:p>Minimal dependency</text:p>
              </text:list-item>
              <text:list-item>
                <text:p>Tests can be kept simple to run very quickly – so you run them oft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rite in rub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You do not have to use a DSL (domain specific language).</text:p>
              </text:list-item>
              <text:list-item>
                <text:p>All the techniques you use in your code to keep your code DRY, succinct, easily maintainable, and readable, can be used in your tests.</text:p>
              </text:list-item>
              <text:list-item>
                <text:p>If you love Ruby, why wouldn't you want to write your tests in Rub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t if you need to ...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Use a spec type DSL</text:p>
                <text:list>
                  <text:list-item>
                    <text:p><text:span text:style-name="T2"><text:a xlink:href="http://ruby-doc.org/stdlib-1.9.3/libdoc/minitest/spec/rdoc/index.html" xlink:type="simple">http://ruby-doc.org/stdlib-1.9.3/libdoc/minitest/spec/rdoc/index.html</text:a></text:span></text:p>
                  </text:list-item>
                </text:list>
              </text:list-item>
              <text:list-item>
                <text:p>Use 'should “do something” do' syntax</text:p>
                <text:list>
                  <text:list-item>
                    <text:p><text:span text:style-name="T2"><text:a xlink:href="https://github.com/thoughtbot/shoulda" xlink:type="simple">https://github.com/thoughtbot/shoulda</text:a></text:span></text:p>
                  </text:list-item>
                </text:list>
              </text:list-item>
              <text:list-item>
                <text:p>Use with cucumber</text:p>
                <text:list>
                  <text:list-item>
                    <text:p>Cucumber is not dependent on a particular test framework, and can be used with MiniTest::Unit as easily as any other framework.</text:p>
                  </text:list-item>
                  <text:list-item>
                    <text:p><text:s/><text:a xlink:href="http://cukes.info/" xlink:type="simple">http://cukes.info/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 example</text:p>
          </draw:text-box>
        </draw:frame>
        <draw:frame presentation:style-name="pr4" draw:layer="layout" svg:width="17.599cm" svg:height="15.086cm" svg:x="9cm" svg:y="4.914cm" presentation:class="outline" presentation:user-transformed="true">
          <draw:text-box>
            <text:p>class Ball</text:p>
            <text:p><text:s text:c="2"/>attr_accessor :colour</text:p>
            <text:p>end</text:p>
            <text:p/>
            <text:p>require "minitest/autorun"</text:p>
            <text:p>class BallTest &lt; MiniTest::Unit::TestCase</text:p>
            <text:p/>
            <text:p><text:s text:c="2"/>def setup</text:p>
            <text:p><text:s text:c="4"/>@ball = Ball.new</text:p>
            <text:p><text:s text:c="2"/>end</text:p>
            <text:p/>
            <text:p><text:s text:c="2"/>def test_colour</text:p>
            <text:p><text:s text:c="4"/>assert_nil @ball.colour</text:p>
            <text:p><text:s text:c="2"/>end</text:p>
            <text:p/>
            <text:p><text:s text:c="2"/>def test_set_and_get_colour</text:p>
            <text:p><text:s text:c="4"/>colour = 'blue'</text:p>
            <text:p><text:s text:c="4"/>@ball.colour = colour</text:p>
            <text:p><text:s text:c="4"/>assert_equal colour, @ball.colour</text:p>
            <text:p><text:s text:c="2"/>end</text:p>
            <text:p/>
            <text:p>end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Two files</text:p>
          </draw:text-box>
        </draw:frame>
        <draw:frame presentation:style-name="pr4" draw:text-style-name="P2" draw:layer="layout" svg:width="12.296cm" svg:height="12.178cm" svg:x="1.4cm" svg:y="4.914cm" presentation:class="outline" presentation:user-transformed="true">
          <draw:text-box>
            <text:p text:style-name="P2"><text:span text:style-name="T3"># lib/ball.rb</text:span></text:p>
            <text:p text:style-name="P2"><text:span text:style-name="T3">class Ball</text:span></text:p>
            <text:p text:style-name="P2"><text:span text:style-name="T3"><text:s text:c="2"/></text:span><text:span text:style-name="T3">attr_accessor :colour</text:span></text:p>
            <text:p text:style-name="P2"><text:span text:style-name="T3">end</text:span></text:p>
          </draw:text-box>
        </draw:frame>
        <draw:frame presentation:style-name="pr4" draw:layer="layout" svg:width="12.296cm" svg:height="14.886cm" svg:x="14.311cm" svg:y="4.914cm" presentation:class="outline" presentation:user-transformed="true">
          <draw:text-box>
            <text:p># test/ball_test.rb</text:p>
            <text:p>require "minitest/autorun"</text:p>
            <text:p>require_relative '../lib/ball'</text:p>
            <text:p/>
            <text:p>class BallTest &lt; MiniTest::Unit::TestCase</text:p>
            <text:p/>
            <text:p><text:s text:c="2"/>def setup</text:p>
            <text:p><text:s text:c="4"/>@ball = Ball.new</text:p>
            <text:p><text:s text:c="2"/>end</text:p>
            <text:p/>
            <text:p><text:s text:c="2"/>def test_colour</text:p>
            <text:p><text:s text:c="4"/>assert_nil @ball.colour</text:p>
            <text:p><text:s text:c="2"/>end</text:p>
            <text:p/>
            <text:p><text:s text:c="2"/>def test_set_and_get_colour</text:p>
            <text:p><text:s text:c="4"/>colour = 'blue'</text:p>
            <text:p><text:s text:c="4"/>@ball.colour = colour</text:p>
            <text:p><text:s text:c="4"/>assert_equal colour, @ball.colour</text:p>
            <text:p><text:s text:c="2"/>end</text:p>
            <text:p/>
            <text:p>end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nd don't forget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3"><text:span text:style-name="T4">Make sure your tests fail before you write the code that makes them pas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 Nichols</meta:initial-creator>
    <meta:creation-date>2014-01-30T08:13:00.802086737</meta:creation-date>
    <dc:date>2014-01-30T09:08:05.633171272</dc:date>
    <dc:creator>Rob Nichols</dc:creator>
    <meta:editing-duration>PT23M54S</meta:editing-duration>
    <meta:editing-cycles>1</meta:editing-cycles>
    <meta:document-statistic meta:object-count="66"/>
    <meta:generator>LibreOffice/4.1.3.2$Linux_x86 LibreOffice_project/410m0$Build-2</meta:generator>
  </office:meta>
</office:document-meta>
</file>